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 style:font-weight-asian="normal" style:font-weight-complex="normal"/>
    </style:style>
    <style:style style:name="P3" style:family="paragraph" style:parent-style-name="Standard">
      <style:paragraph-properties style:line-height-at-least="0.503cm"/>
      <style:text-properties fo:color="#000000"/>
    </style:style>
    <style:style style:name="T1" style:family="text">
      <style:text-properties fo:color="#0000ff"/>
    </style:style>
    <style:style style:name="T2" style:family="text">
      <style:text-properties fo:color="#0986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"""</text:p>
      <text:p text:style-name="Standard">Name: Kushal Kishor Shankhapal</text:p>
      <text:p text:style-name="Standard">Roll no: 57</text:p>
      <text:p text:style-name="Standard">Branch: IT-3</text:p>
      <text:p text:style-name="Standard">Date: 22/12/2022</text:p>
      <text:p text:style-name="Standard"/>
      <text:p text:style-name="Standard">Question 1: Write a program to print the text “Hello, World!” 5 times.</text:p>
      <text:p text:style-name="Standard">"""</text:p>
      <text:p text:style-name="Standard"/>
      <text:p text:style-name="Standard">for i in range(5):</text:p>
      <text:p text:style-name="Standard"><text:s text:c="4"/>print("Hello, World!")</text:p>
      <text:p text:style-name="Standard"/>
      <text:p text:style-name="Standard">"""</text:p>
      <text:p text:style-name="Standard">Output:</text:p>
      <text:p text:style-name="Standard">Hello, World!</text:p>
      <text:p text:style-name="Standard">Hello, World!</text:p>
      <text:p text:style-name="Standard">Hello, World!</text:p>
      <text:p text:style-name="Standard">Hello, World!</text:p>
      <text:p text:style-name="Standard">Hello, World!</text:p>
      <text:p text:style-name="Standard">"""</text:p>
      <text:p text:style-name="Standard"/>
      <text:p text:style-name="Standard">"""</text:p>
      <text:p text:style-name="Standard">Question 2: Write a program to print numbers from 1 to 10</text:p>
      <text:p text:style-name="Standard">"""</text:p>
      <text:p text:style-name="Standard"/>
      <text:p text:style-name="Standard">for i in range(10):</text:p>
      <text:p text:style-name="Standard"><text:s text:c="4"/>print(i + 1)</text:p>
      <text:p text:style-name="Standard"/>
      <text:p text:style-name="Standard">"""</text:p>
      <text:p text:style-name="Standard">Output: 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10</text:p>
      <text:p text:style-name="Standard">"""</text:p>
      <text:p text:style-name="Standard"/>
      <text:p text:style-name="P1">"""</text:p>
      <text:p text:style-name="P1">Question 3: Write a program to print even numbers from 1 to 10 in reverse order.</text:p>
      <text:p text:style-name="P1">"""</text:p>
      <text:p text:style-name="P3"/>
      <text:p text:style-name="P1">for i in range(0, 10, 2):</text:p>
      <text:p text:style-name="P1"><text:tab/>print(10 - i)</text:p>
      <text:p text:style-name="P3"/>
      <text:p text:style-name="P1">"""</text:p>
      <text:p text:style-name="P1">Output:</text:p>
      <text:p text:style-name="P1">10</text:p>
      <text:p text:style-name="P2"><text:soft-page-break/>8</text:p>
      <text:p text:style-name="P2">6</text:p>
      <text:p text:style-name="P2">4</text:p>
      <text:p text:style-name="P2">2</text:p>
      <text:p text:style-name="P2">"""</text:p>
      <text:p text:style-name="Standard"/>
      <text:p text:style-name="Standard"/>
      <text:p text:style-name="Standard">"""</text:p>
      <text:p text:style-name="Standard">Question 4: Write a program to print even numbers from 1 to 10</text:p>
      <text:p text:style-name="Standard">"""</text:p>
      <text:p text:style-name="Standard"/>
      <text:p text:style-name="Standard">for i in range(1, 11, 2):</text:p>
      <text:p text:style-name="Standard"><text:s text:c="4"/>print(i + 1)</text:p>
      <text:p text:style-name="Standard"/>
      <text:p text:style-name="Standard">"""</text:p>
      <text:p text:style-name="Standard">Output:</text:p>
      <text:p text:style-name="Standard">2</text:p>
      <text:p text:style-name="Standard">4</text:p>
      <text:p text:style-name="Standard">6</text:p>
      <text:p text:style-name="Standard">8</text:p>
      <text:p text:style-name="Standard">10</text:p>
      <text:p text:style-name="Standard">"""</text:p>
      <text:p text:style-name="Standard"/>
      <text:p text:style-name="Standard">"""</text:p>
      <text:p text:style-name="Standard">Question 5: Write a program to print odd numbers from 1 to 10</text:p>
      <text:p text:style-name="Standard">"""</text:p>
      <text:p text:style-name="Standard"/>
      <text:p text:style-name="Standard">for i in range(1, 10, 2):</text:p>
      <text:p text:style-name="Standard"><text:s text:c="4"/>print(i)</text:p>
      <text:p text:style-name="Standard"/>
      <text:p text:style-name="Standard">"""</text:p>
      <text:p text:style-name="Standard">Output:</text:p>
      <text:p text:style-name="Standard">1</text:p>
      <text:p text:style-name="Standard">3</text:p>
      <text:p text:style-name="Standard">5</text:p>
      <text:p text:style-name="Standard">7</text:p>
      <text:p text:style-name="Standard">9</text:p>
      <text:p text:style-name="Standard">"""</text:p>
      <text:p text:style-name="Standard"/>
      <text:p text:style-name="Standard">"""</text:p>
      <text:p text:style-name="Standard">Question 6:</text:p>
      <text:p text:style-name="Standard">Write a program to print following output</text:p>
      <text:p text:style-name="Standard">Hi</text:p>
      <text:p text:style-name="Standard">Hi</text:p>
      <text:p text:style-name="Standard">Hi</text:p>
      <text:p text:style-name="Standard">This is for loop</text:p>
      <text:p text:style-name="Standard">"""</text:p>
      <text:p text:style-name="Standard"/>
      <text:p text:style-name="Standard">for i in range(3):</text:p>
      <text:p text:style-name="Standard"><text:s text:c="4"/>print("Hi")</text:p>
      <text:p text:style-name="Standard"/>
      <text:p text:style-name="Standard">print("This is for loop")</text:p>
      <text:p text:style-name="Standard"><text:soft-page-break/></text:p>
      <text:p text:style-name="Standard">"""</text:p>
      <text:p text:style-name="Standard">Output:</text:p>
      <text:p text:style-name="Standard">Hi</text:p>
      <text:p text:style-name="Standard">Hi</text:p>
      <text:p text:style-name="Standard">Hi</text:p>
      <text:p text:style-name="Standard">This is for loop</text:p>
      <text:p text:style-name="Standard">"""</text:p>
      <text:p text:style-name="Standard"/>
      <text:p text:style-name="Standard">"""</text:p>
      <text:p text:style-name="Standard">Question 7:</text:p>
      <text:p text:style-name="Standard">Write a program to print following output</text:p>
      <text:p text:style-name="Standard">Hi</text:p>
      <text:p text:style-name="Standard">This is for loop</text:p>
      <text:p text:style-name="Standard">Hi</text:p>
      <text:p text:style-name="Standard">This is for loop</text:p>
      <text:p text:style-name="Standard">Hi</text:p>
      <text:p text:style-name="Standard">This is for loop</text:p>
      <text:p text:style-name="Standard">"""</text:p>
      <text:p text:style-name="Standard"/>
      <text:p text:style-name="Standard">for i in range(3):</text:p>
      <text:p text:style-name="Standard"><text:s text:c="4"/>print("Hi")</text:p>
      <text:p text:style-name="Standard"><text:s text:c="4"/>print("This is for loop")</text:p>
      <text:p text:style-name="Standard"/>
      <text:p text:style-name="Standard">"""</text:p>
      <text:p text:style-name="Standard">Output:</text:p>
      <text:p text:style-name="Standard">Hi</text:p>
      <text:p text:style-name="Standard">This is for loop</text:p>
      <text:p text:style-name="Standard">Hi</text:p>
      <text:p text:style-name="Standard">This is for loop</text:p>
      <text:p text:style-name="Standard">Hi</text:p>
      <text:p text:style-name="Standard">This is for loop</text:p>
      <text:p text:style-name="Standard">"""</text:p>
      <text:p text:style-name="Standard"/>
      <text:p text:style-name="Standard">"""</text:p>
      <text:p text:style-name="Standard">Question 8: Write a program to print table of a given no.</text:p>
      <text:p text:style-name="Standard">"""</text:p>
      <text:p text:style-name="Standard"/>
      <text:p text:style-name="Standard">n = int(input("Enter a number: "))</text:p>
      <text:p text:style-name="Standard"/>
      <text:p text:style-name="Standard">for i in range(10):</text:p>
      <text:p text:style-name="Standard"><text:s text:c="4"/>print((i + 1) * n)</text:p>
      <text:p text:style-name="Standard"/>
      <text:p text:style-name="Standard">"""</text:p>
      <text:p text:style-name="Standard">Output:</text:p>
      <text:p text:style-name="Standard">4</text:p>
      <text:p text:style-name="Standard">8</text:p>
      <text:p text:style-name="Standard">12</text:p>
      <text:p text:style-name="Standard">16</text:p>
      <text:p text:style-name="Standard">20</text:p>
      <text:p text:style-name="Standard">24</text:p>
      <text:p text:style-name="Standard">28</text:p>
      <text:p text:style-name="Standard"><text:soft-page-break/>32</text:p>
      <text:p text:style-name="Standard">36</text:p>
      <text:p text:style-name="Standard">40</text:p>
      <text:p text:style-name="Standard">"""</text:p>
      <text:p text:style-name="Standard"/>
      <text:p text:style-name="Standard">"""</text:p>
      <text:p text:style-name="Standard">Question 9: Write a program to print sum of n natural nos.</text:p>
      <text:p text:style-name="Standard">"""</text:p>
      <text:p text:style-name="Standard"/>
      <text:p text:style-name="Standard">n = int(input("Enter a number: "))</text:p>
      <text:p text:style-name="Standard">sum = 0</text:p>
      <text:p text:style-name="Standard"/>
      <text:p text:style-name="Standard">for i in range(n):</text:p>
      <text:p text:style-name="Standard"><text:s text:c="4"/>sum += i+1</text:p>
      <text:p text:style-name="Standard"/>
      <text:p text:style-name="Standard">print("Sum of first " + str(n) + " natural numbers is " + str(sum))</text:p>
      <text:p text:style-name="Standard"/>
      <text:p text:style-name="Standard">"""</text:p>
      <text:p text:style-name="Standard">Output:</text:p>
      <text:p text:style-name="Standard">Enter a number: 5</text:p>
      <text:p text:style-name="Standard">Sum of first 5 natural numbers is 15</text:p>
      <text:p text:style-name="Standard">"""</text:p>
      <text:p text:style-name="Standard"/>
      <text:p text:style-name="Standard">"""</text:p>
      <text:p text:style-name="Standard">Question 10: Write a program to print your name infinite times.</text:p>
      <text:p text:style-name="Standard">"""</text:p>
      <text:p text:style-name="Standard"/>
      <text:p text:style-name="Standard"/>
      <text:p text:style-name="Standard">list = [1]</text:p>
      <text:p text:style-name="Standard">for i in list:</text:p>
      <text:p text:style-name="Standard"><text:s text:c="4"/>list.append(i + 1)</text:p>
      <text:p text:style-name="Standard"><text:s text:c="4"/>print("Kushal")</text:p>
      <text:p text:style-name="Standard"/>
      <text:p text:style-name="Standard">"""</text:p>
      <text:p text:style-name="Standard">Output:</text:p>
      <text:p text:style-name="Standard">Kushal</text:p>
      <text:p text:style-name="Standard">Kushal</text:p>
      <text:p text:style-name="Standard">Kushal</text:p>
      <text:p text:style-name="Standard">Kushal</text:p>
      <text:p text:style-name="Standard">Kushal</text:p>
      <text:p text:style-name="Standard">Kushal</text:p>
      <text:p text:style-name="Standard">Kushal</text:p>
      <text:p text:style-name="Standard">Kushal</text:p>
      <text:p text:style-name="Standard">Kushal</text:p>
      <text:p text:style-name="Standard">""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2T15:37:04.814681844</meta:creation-date>
    <dc:date>2022-12-22T15:42:05.683029451</dc:date>
    <meta:editing-duration>PT5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65" meta:word-count="403" meta:character-count="1838" meta:non-whitespace-character-count="1554"/>
  </office:meta>
</office:document-meta>
</file>